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canAnnotationRecursionTests.recu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ScanAnnotationRecursionTests.evenCircularScansAre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